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0.02pt" svg:height="592.1pt" svg:x="587.82pt" svg:y="14.14pt">
            <draw:object draw:notify-on-update-of-ranges="Sheet1.F2:Sheet1.F11 Sheet1.G2:Sheet1.G11 Sheet1.F2:Sheet1.F11 Sheet1.H2:Sheet1.H11 Sheet1.F2:Sheet1.F11 Sheet1.I2:Sheet1.I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E (MeV)</text:p>
          </table:table-cell>
          <table:table-cell office:value-type="string" calcext:value-type="string">
            <text:p>Newtonian/c</text:p>
          </table:table-cell>
          <table:table-cell office:value-type="string" calcext:value-type="string">
            <text:p>v/c</text:p>
          </table:table-cell>
          <table:table-cell office:value-type="string" calcext:value-type="string">
            <text:p>Newtonian (m/s)*10^8</text:p>
          </table:table-cell>
          <table:table-cell office:value-type="string" calcext:value-type="string">
            <text:p>expt (m/s)*10^8</text:p>
          </table:table-cell>
          <table:table-cell office:value-type="string" calcext:value-type="string">
            <text:p>relativistic</text:p>
          </table:table-cell>
          <table:table-cell office:value-type="string" calcext:value-type="string">
            <text:p>K (J)*10^13</text:p>
          </table:table-cell>
          <table:table-cell office:value-type="string" calcext:value-type="string">
            <text:p>newtonian K</text:p>
          </table:table-cell>
        </table:table-row>
        <table:table-row table:style-name="ro1">
          <table:table-cell office:value-type="string" calcext:value-type="string">
            <text:p>Jolivette</text:p>
          </table:table-cell>
          <table:table-cell office:value-type="float" office:value="0.0113" calcext:value-type="float">
            <text:p>0.0113</text:p>
          </table:table-cell>
          <table:table-cell table:formula="of:=SQRT(2*[.B2]/0.511)" office:value-type="float" office:value="0.210302177522824" calcext:value-type="float">
            <text:p>0.2103021775</text:p>
          </table:table-cell>
          <table:table-cell/>
          <table:table-cell table:formula="of:=[.C2]*300000000/100000000" office:value-type="float" office:value="0.630906532568473" calcext:value-type="float">
            <text:p>0.6309065326</text:p>
          </table:table-cell>
          <table:table-cell office:value-type="float" office:value="0.618" calcext:value-type="float">
            <text:p>0.618</text:p>
          </table:table-cell>
          <table:table-cell/>
          <table:table-cell table:formula="of:=[.B2]*1.6022" office:value-type="float" office:value="0.01810486" calcext:value-type="float">
            <text:p>0.01810486</text:p>
          </table:table-cell>
          <table:table-cell table:formula="of:=(0.5)*(9.109E-031)*([.F2]*100000000)^2*10^13" office:value-type="float" office:value="0.01739472858" calcext:value-type="float">
            <text:p>0.0173947286</text:p>
          </table:table-cell>
        </table:table-row>
        <table:table-row table:style-name="ro1">
          <table:table-cell/>
          <table:table-cell office:value-type="float" office:value="0.0393" calcext:value-type="float">
            <text:p>0.0393</text:p>
          </table:table-cell>
          <table:table-cell table:formula="of:=SQRT(2*[.B3]/0.511)" office:value-type="float" office:value="0.392193889507131" calcext:value-type="float">
            <text:p>0.3921938895</text:p>
          </table:table-cell>
          <table:table-cell/>
          <table:table-cell table:formula="of:=[.C3]*300000000/100000000" office:value-type="float" office:value="1.17658166852139" calcext:value-type="float">
            <text:p>1.1765816685</text:p>
          </table:table-cell>
          <table:table-cell office:value-type="float" office:value="1.116" calcext:value-type="float">
            <text:p>1.116</text:p>
          </table:table-cell>
          <table:table-cell/>
          <table:table-cell table:formula="of:=[.B3]*1.6022" office:value-type="float" office:value="0.06296646" calcext:value-type="float">
            <text:p>0.06296646</text:p>
          </table:table-cell>
          <table:table-cell table:formula="of:=(0.5)*(9.109E-031)*([.F3]*100000000)^2*10^13" office:value-type="float" office:value="0.05672429352" calcext:value-type="float">
            <text:p>0.0567242935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table:formula="of:=SQRT(2*[.B4]/0.511)" office:value-type="float" office:value="0.875855745925796" calcext:value-type="float">
            <text:p>0.8758557459</text:p>
          </table:table-cell>
          <table:table-cell/>
          <table:table-cell table:formula="of:=[.C4]*300000000/100000000" office:value-type="float" office:value="2.62756723777739" calcext:value-type="float">
            <text:p>2.6275672378</text:p>
          </table:table-cell>
          <table:table-cell office:value-type="float" office:value="2.081" calcext:value-type="float">
            <text:p>2.081</text:p>
          </table:table-cell>
          <table:table-cell/>
          <table:table-cell table:formula="of:=[.B4]*1.6022" office:value-type="float" office:value="0.3140312" calcext:value-type="float">
            <text:p>0.3140312</text:p>
          </table:table-cell>
          <table:table-cell table:formula="of:=(0.5)*(9.109E-031)*([.F4]*100000000)^2*10^13" office:value-type="float" office:value="0.197235400745" calcext:value-type="float">
            <text:p>0.1972354007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float" office:value="0.187" calcext:value-type="float">
            <text:p>0.187</text:p>
          </table:table-cell>
          <table:table-cell table:formula="of:=SQRT(2*[.B5]/0.511)" office:value-type="float" office:value="0.855510513522513" calcext:value-type="float">
            <text:p>0.8555105135</text:p>
          </table:table-cell>
          <table:table-cell/>
          <table:table-cell table:formula="of:=[.C5]*300000000/100000000" office:value-type="float" office:value="2.56653154056754" calcext:value-type="float">
            <text:p>2.5665315406</text:p>
          </table:table-cell>
          <table:table-cell office:value-type="float" office:value="2.02" calcext:value-type="float">
            <text:p>2.02</text:p>
          </table:table-cell>
          <table:table-cell/>
          <table:table-cell table:formula="of:=[.B5]*1.6022" office:value-type="float" office:value="0.2996114" calcext:value-type="float">
            <text:p>0.2996114</text:p>
          </table:table-cell>
          <table:table-cell table:formula="of:=(0.5)*(9.109E-031)*([.F5]*100000000)^2*10^13" office:value-type="float" office:value="0.185841818" calcext:value-type="float">
            <text:p>0.185841818</text:p>
          </table:table-cell>
        </table:table-row>
        <table:table-row table:style-name="ro1">
          <table:table-cell/>
          <table:table-cell office:value-type="float" office:value="0.579" calcext:value-type="float">
            <text:p>0.579</text:p>
          </table:table-cell>
          <table:table-cell table:formula="of:=SQRT(2*[.B6]/0.511)" office:value-type="float" office:value="1.50537198528803" calcext:value-type="float">
            <text:p>1.5053719853</text:p>
          </table:table-cell>
          <table:table-cell/>
          <table:table-cell table:formula="of:=[.C6]*300000000/100000000" office:value-type="float" office:value="4.51611595586409" calcext:value-type="float">
            <text:p>4.5161159559</text:p>
          </table:table-cell>
          <table:table-cell office:value-type="float" office:value="2.63" calcext:value-type="float">
            <text:p>2.63</text:p>
          </table:table-cell>
          <table:table-cell/>
          <table:table-cell table:formula="of:=[.B6]*1.6022" office:value-type="float" office:value="0.9276738" calcext:value-type="float">
            <text:p>0.9276738</text:p>
          </table:table-cell>
          <table:table-cell table:formula="of:=(0.5)*(9.109E-031)*([.F6]*100000000)^2*10^13" office:value-type="float" office:value="0.3150302105" calcext:value-type="float">
            <text:p>0.3150302105</text:p>
          </table:table-cell>
        </table:table-row>
        <table:table-row table:style-name="ro1">
          <table:table-cell office:value-type="string" calcext:value-type="string">
            <text:p>Bertozzi</text:p>
          </table:table-cell>
          <table:table-cell office:value-type="float" office:value="0.5" calcext:value-type="float">
            <text:p>0.5</text:p>
          </table:table-cell>
          <table:table-cell table:formula="of:=SQRT(2*[.B7]/0.511)" office:value-type="float" office:value="1.39890927598133" calcext:value-type="float">
            <text:p>1.398909276</text:p>
          </table:table-cell>
          <table:table-cell office:value-type="float" office:value="0.867" calcext:value-type="float">
            <text:p>0.867</text:p>
          </table:table-cell>
          <table:table-cell table:formula="of:=[.C7]*300000000/100000000" office:value-type="float" office:value="4.196727827944" calcext:value-type="float">
            <text:p>4.1967278279</text:p>
          </table:table-cell>
          <table:table-cell table:formula="of:=[.D7]*300000000/100000000" office:value-type="float" office:value="2.601" calcext:value-type="float">
            <text:p>2.601</text:p>
          </table:table-cell>
          <table:table-cell/>
          <table:table-cell table:formula="of:=[.B7]*1.6022" office:value-type="float" office:value="0.8011" calcext:value-type="float">
            <text:p>0.8011</text:p>
          </table:table-cell>
          <table:table-cell table:formula="of:=(0.5)*(9.109E-031)*([.F7]*100000000)^2*10^13" office:value-type="float" office:value="0.308121079545" calcext:value-type="float">
            <text:p>0.30812107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QRT(2*[.B8]/0.511)" office:value-type="float" office:value="1.97835647062233" calcext:value-type="float">
            <text:p>1.9783564706</text:p>
          </table:table-cell>
          <table:table-cell office:value-type="float" office:value="0.91" calcext:value-type="float">
            <text:p>0.91</text:p>
          </table:table-cell>
          <table:table-cell table:formula="of:=[.C8]*300000000/100000000" office:value-type="float" office:value="5.93506941186698" calcext:value-type="float">
            <text:p>5.9350694119</text:p>
          </table:table-cell>
          <table:table-cell table:formula="of:=[.D8]*300000000/100000000" office:value-type="float" office:value="2.73" calcext:value-type="float">
            <text:p>2.73</text:p>
          </table:table-cell>
          <table:table-cell/>
          <table:table-cell table:formula="of:=[.B8]*1.6022" office:value-type="float" office:value="1.6022" calcext:value-type="float">
            <text:p>1.6022</text:p>
          </table:table-cell>
          <table:table-cell table:formula="of:=(0.5)*(9.109E-031)*([.F8]*100000000)^2*10^13" office:value-type="float" office:value="0.3394423305" calcext:value-type="float">
            <text:p>0.339442330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SQRT(2*[.B9]/0.511)" office:value-type="float" office:value="2.42298194117906" calcext:value-type="float">
            <text:p>2.4229819412</text:p>
          </table:table-cell>
          <table:table-cell office:value-type="float" office:value="0.96" calcext:value-type="float">
            <text:p>0.96</text:p>
          </table:table-cell>
          <table:table-cell table:formula="of:=[.C9]*300000000/100000000" office:value-type="float" office:value="7.26894582353718" calcext:value-type="float">
            <text:p>7.2689458235</text:p>
          </table:table-cell>
          <table:table-cell table:formula="of:=[.D9]*300000000/100000000" office:value-type="float" office:value="2.88" calcext:value-type="float">
            <text:p>2.88</text:p>
          </table:table-cell>
          <table:table-cell/>
          <table:table-cell table:formula="of:=[.B9]*1.6022" office:value-type="float" office:value="2.4033" calcext:value-type="float">
            <text:p>2.4033</text:p>
          </table:table-cell>
          <table:table-cell table:formula="of:=(0.5)*(9.109E-031)*([.F9]*100000000)^2*10^13" office:value-type="float" office:value="0.377768448" calcext:value-type="float">
            <text:p>0.377768448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SQRT(2*[.B10]/0.511)" office:value-type="float" office:value="4.196727827944" calcext:value-type="float">
            <text:p>4.1967278279</text:p>
          </table:table-cell>
          <table:table-cell office:value-type="float" office:value="0.987" calcext:value-type="float">
            <text:p>0.987</text:p>
          </table:table-cell>
          <table:table-cell table:formula="of:=[.C10]*300000000/100000000" office:value-type="float" office:value="12.590183483832" calcext:value-type="float">
            <text:p>12.5901834838</text:p>
          </table:table-cell>
          <table:table-cell table:formula="of:=[.D10]*300000000/100000000" office:value-type="float" office:value="2.961" calcext:value-type="float">
            <text:p>2.961</text:p>
          </table:table-cell>
          <table:table-cell/>
          <table:table-cell table:formula="of:=[.B10]*1.6022" office:value-type="float" office:value="7.2099" calcext:value-type="float">
            <text:p>7.2099</text:p>
          </table:table-cell>
          <table:table-cell table:formula="of:=(0.5)*(9.109E-031)*([.F10]*100000000)^2*10^13" office:value-type="float" office:value="0.399316743945" calcext:value-type="float">
            <text:p>0.399316743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SQRT(2*[.B11]/0.511)" office:value-type="float" office:value="7.66214166358195" calcext:value-type="float">
            <text:p>7.6621416636</text:p>
          </table:table-cell>
          <table:table-cell office:value-type="float" office:value="1" calcext:value-type="float">
            <text:p>1</text:p>
          </table:table-cell>
          <table:table-cell table:formula="of:=[.C11]*300000000/100000000" office:value-type="float" office:value="22.9864249907459" calcext:value-type="float">
            <text:p>22.9864249907</text:p>
          </table:table-cell>
          <table:table-cell table:formula="of:=[.D11]*300000000/100000000" office:value-type="float" office:value="3" calcext:value-type="float">
            <text:p>3</text:p>
          </table:table-cell>
          <table:table-cell/>
          <table:table-cell table:formula="of:=[.B11]*1.6022" office:value-type="float" office:value="24.033" calcext:value-type="float">
            <text:p>24.033</text:p>
          </table:table-cell>
          <table:table-cell table:formula="of:=(0.5)*(9.109E-031)*([.F11]*100000000)^2*10^13" office:value-type="float" office:value="0.409905" calcext:value-type="float">
            <text:p>0.40990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SQRT(2*[.B12]/0.511)" office:value-type="float" office:value="0.197835647062233" calcext:value-type="float">
            <text:p>0.1978356471</text:p>
          </table:table-cell>
          <table:table-cell/>
          <table:table-cell table:formula="of:=[.C12]*300000000/100000000" office:value-type="float" office:value="0.593506941186698" calcext:value-type="float">
            <text:p>0.5935069412</text:p>
          </table:table-cell>
          <table:table-cell/>
          <table:table-cell table:formula="of:=300000000*SQRT(1-(1/(1+[.B12]/0.511))^2)/100000000" office:value-type="float" office:value="0.584956242573524" calcext:value-type="float">
            <text:p>0.5849562426</text:p>
          </table:table-cell>
          <table:table-cell table:formula="of:=[.B12]*1.6022" office:value-type="float" office:value="0.016022" calcext:value-type="float">
            <text:p>0.016022</text:p>
          </table:table-cell>
          <table:table-cell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table:formula="of:=SQRT(2*[.B13]/0.511)" office:value-type="float" office:value="0.279781855196266" calcext:value-type="float">
            <text:p>0.2797818552</text:p>
          </table:table-cell>
          <table:table-cell/>
          <table:table-cell table:formula="of:=[.C13]*300000000/100000000" office:value-type="float" office:value="0.839345565588799" calcext:value-type="float">
            <text:p>0.8393455656</text:p>
          </table:table-cell>
          <table:table-cell/>
          <table:table-cell table:formula="of:=300000000*SQRT(1-(1/(1+[.B13]/0.511))^2)/100000000" office:value-type="float" office:value="0.815596946107055" calcext:value-type="float">
            <text:p>0.8155969461</text:p>
          </table:table-cell>
          <table:table-cell table:formula="of:=[.B13]*1.6022" office:value-type="float" office:value="0.032044" calcext:value-type="float">
            <text:p>0.032044</text:p>
          </table:table-cell>
          <table:table-cell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table:formula="of:=SQRT(2*[.B14]/0.511)" office:value-type="float" office:value="0.342661392260051" calcext:value-type="float">
            <text:p>0.3426613923</text:p>
          </table:table-cell>
          <table:table-cell/>
          <table:table-cell table:formula="of:=[.C14]*300000000/100000000" office:value-type="float" office:value="1.02798417678015" calcext:value-type="float">
            <text:p>1.0279841768</text:p>
          </table:table-cell>
          <table:table-cell/>
          <table:table-cell table:formula="of:=300000000*SQRT(1-(1/(1+[.B14]/0.511))^2)/100000000" office:value-type="float" office:value="0.985127600349093" calcext:value-type="float">
            <text:p>0.9851276003</text:p>
          </table:table-cell>
          <table:table-cell table:formula="of:=[.B14]*1.6022" office:value-type="float" office:value="0.048066" calcext:value-type="float">
            <text:p>0.048066</text:p>
          </table:table-cell>
          <table:table-cell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table:formula="of:=SQRT(2*[.B15]/0.511)" office:value-type="float" office:value="0.395671294124465" calcext:value-type="float">
            <text:p>0.3956712941</text:p>
          </table:table-cell>
          <table:table-cell/>
          <table:table-cell table:formula="of:=[.C15]*300000000/100000000" office:value-type="float" office:value="1.1870138823734" calcext:value-type="float">
            <text:p>1.1870138824</text:p>
          </table:table-cell>
          <table:table-cell/>
          <table:table-cell table:formula="of:=300000000*SQRT(1-(1/(1+[.B15]/0.511))^2)/100000000" office:value-type="float" office:value="1.12217841260152" calcext:value-type="float">
            <text:p>1.1221784126</text:p>
          </table:table-cell>
          <table:table-cell table:formula="of:=[.B15]*1.6022" office:value-type="float" office:value="0.064088" calcext:value-type="float">
            <text:p>0.064088</text:p>
          </table:table-cell>
          <table:table-cell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SQRT(2*[.B16]/0.511)" office:value-type="float" office:value="0.442373955203809" calcext:value-type="float">
            <text:p>0.4423739552</text:p>
          </table:table-cell>
          <table:table-cell/>
          <table:table-cell table:formula="of:=[.C16]*300000000/100000000" office:value-type="float" office:value="1.32712186561143" calcext:value-type="float">
            <text:p>1.3271218656</text:p>
          </table:table-cell>
          <table:table-cell/>
          <table:table-cell table:formula="of:=300000000*SQRT(1-(1/(1+[.B16]/0.511))^2)/100000000" office:value-type="float" office:value="1.23805742275831" calcext:value-type="float">
            <text:p>1.2380574228</text:p>
          </table:table-cell>
          <table:table-cell table:formula="of:=[.B16]*1.6022" office:value-type="float" office:value="0.08011" calcext:value-type="float">
            <text:p>0.08011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SQRT(2*[.B17]/0.511)" office:value-type="float" office:value="0.625611247089855" calcext:value-type="float">
            <text:p>0.6256112471</text:p>
          </table:table-cell>
          <table:table-cell/>
          <table:table-cell table:formula="of:=[.C17]*300000000/100000000" office:value-type="float" office:value="1.87683374126956" calcext:value-type="float">
            <text:p>1.8768337413</text:p>
          </table:table-cell>
          <table:table-cell/>
          <table:table-cell table:formula="of:=300000000*SQRT(1-(1/(1+[.B17]/0.511))^2)/100000000" office:value-type="float" office:value="1.64466129863609" calcext:value-type="float">
            <text:p>1.6446612986</text:p>
          </table:table-cell>
          <table:table-cell table:formula="of:=[.B17]*1.6022" office:value-type="float" office:value="0.16022" calcext:value-type="float">
            <text:p>0.16022</text:p>
          </table:table-cell>
          <table:table-cell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SQRT(2*[.B18]/0.511)" office:value-type="float" office:value="0.884747910407618" calcext:value-type="float">
            <text:p>0.8847479104</text:p>
          </table:table-cell>
          <table:table-cell/>
          <table:table-cell table:formula="of:=[.C18]*300000000/100000000" office:value-type="float" office:value="2.65424373122285" calcext:value-type="float">
            <text:p>2.6542437312</text:p>
          </table:table-cell>
          <table:table-cell/>
          <table:table-cell table:formula="of:=300000000*SQRT(1-(1/(1+[.B18]/0.511))^2)/100000000" office:value-type="float" office:value="2.08594212562165" calcext:value-type="float">
            <text:p>2.0859421256</text:p>
          </table:table-cell>
          <table:table-cell table:formula="of:=[.B18]*1.6022" office:value-type="float" office:value="0.32044" calcext:value-type="float">
            <text:p>0.32044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SQRT(2*[.B19]/0.511)" office:value-type="float" office:value="1.08359046574615" calcext:value-type="float">
            <text:p>1.0835904657</text:p>
          </table:table-cell>
          <table:table-cell/>
          <table:table-cell table:formula="of:=[.C19]*300000000/100000000" office:value-type="float" office:value="3.25077139723846" calcext:value-type="float">
            <text:p>3.2507713972</text:p>
          </table:table-cell>
          <table:table-cell/>
          <table:table-cell table:formula="of:=300000000*SQRT(1-(1/(1+[.B19]/0.511))^2)/100000000" office:value-type="float" office:value="2.32957531351425" calcext:value-type="float">
            <text:p>2.3295753135</text:p>
          </table:table-cell>
          <table:table-cell table:formula="of:=[.B19]*1.6022" office:value-type="float" office:value="0.48066" calcext:value-type="float">
            <text:p>0.48066</text:p>
          </table:table-cell>
          <table:table-cell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SQRT(2*[.B20]/0.511)" office:value-type="float" office:value="1.25122249417971" calcext:value-type="float">
            <text:p>1.2512224942</text:p>
          </table:table-cell>
          <table:table-cell/>
          <table:table-cell table:formula="of:=[.C20]*300000000/100000000" office:value-type="float" office:value="3.75366748253913" calcext:value-type="float">
            <text:p>3.7536674825</text:p>
          </table:table-cell>
          <table:table-cell/>
          <table:table-cell table:formula="of:=300000000*SQRT(1-(1/(1+[.B20]/0.511))^2)/100000000" office:value-type="float" office:value="2.48360583556068" calcext:value-type="float">
            <text:p>2.4836058356</text:p>
          </table:table-cell>
          <table:table-cell table:formula="of:=[.B20]*1.6022" office:value-type="float" office:value="0.64088" calcext:value-type="float">
            <text:p>0.64088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SQRT(2*[.B21]/0.511)" office:value-type="float" office:value="1.39890927598133" calcext:value-type="float">
            <text:p>1.398909276</text:p>
          </table:table-cell>
          <table:table-cell/>
          <table:table-cell table:formula="of:=[.C21]*300000000/100000000" office:value-type="float" office:value="4.196727827944" calcext:value-type="float">
            <text:p>4.1967278279</text:p>
          </table:table-cell>
          <table:table-cell/>
          <table:table-cell table:formula="of:=300000000*SQRT(1-(1/(1+[.B21]/0.511))^2)/100000000" office:value-type="float" office:value="2.58858498368717" calcext:value-type="float">
            <text:p>2.5885849837</text:p>
          </table:table-cell>
          <table:table-cell table:formula="of:=[.B21]*1.6022" office:value-type="float" office:value="0.8011" calcext:value-type="float">
            <text:p>0.8011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SQRT(2*[.B22]/0.511)" office:value-type="float" office:value="1.71330696130026" calcext:value-type="float">
            <text:p>1.7133069613</text:p>
          </table:table-cell>
          <table:table-cell/>
          <table:table-cell table:formula="of:=[.C22]*300000000/100000000" office:value-type="float" office:value="5.13992088390077" calcext:value-type="float">
            <text:p>5.1399208839</text:p>
          </table:table-cell>
          <table:table-cell/>
          <table:table-cell table:formula="of:=300000000*SQRT(1-(1/(1+[.B22]/0.511))^2)/100000000" office:value-type="float" office:value="2.74263907126812" calcext:value-type="float">
            <text:p>2.7426390713</text:p>
          </table:table-cell>
          <table:table-cell table:formula="of:=[.B22]*1.6022" office:value-type="float" office:value="1.20165" calcext:value-type="float">
            <text:p>1.2016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QRT(2*[.B23]/0.511)" office:value-type="float" office:value="1.97835647062233" calcext:value-type="float">
            <text:p>1.9783564706</text:p>
          </table:table-cell>
          <table:table-cell/>
          <table:table-cell table:formula="of:=[.C23]*300000000/100000000" office:value-type="float" office:value="5.93506941186698" calcext:value-type="float">
            <text:p>5.9350694119</text:p>
          </table:table-cell>
          <table:table-cell/>
          <table:table-cell table:formula="of:=300000000*SQRT(1-(1/(1+[.B23]/0.511))^2)/100000000" office:value-type="float" office:value="2.82323718827586" calcext:value-type="float">
            <text:p>2.8232371883</text:p>
          </table:table-cell>
          <table:table-cell table:formula="of:=[.B23]*1.6022" office:value-type="float" office:value="1.6022" calcext:value-type="float">
            <text:p>1.6022</text:p>
          </table:table-cell>
          <table:table-cell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SQRT(2*[.B24]/0.511)" office:value-type="float" office:value="2.21186977601904" calcext:value-type="float">
            <text:p>2.211869776</text:p>
          </table:table-cell>
          <table:table-cell/>
          <table:table-cell table:formula="of:=[.C24]*300000000/100000000" office:value-type="float" office:value="6.63560932805713" calcext:value-type="float">
            <text:p>6.6356093281</text:p>
          </table:table-cell>
          <table:table-cell/>
          <table:table-cell table:formula="of:=300000000*SQRT(1-(1/(1+[.B24]/0.511))^2)/100000000" office:value-type="float" office:value="2.87091985457457" calcext:value-type="float">
            <text:p>2.8709198546</text:p>
          </table:table-cell>
          <table:table-cell table:formula="of:=[.B24]*1.6022" office:value-type="float" office:value="2.00275" calcext:value-type="float">
            <text:p>2.0027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SQRT(2*[.B25]/0.511)" office:value-type="float" office:value="2.42298194117906" calcext:value-type="float">
            <text:p>2.4229819412</text:p>
          </table:table-cell>
          <table:table-cell/>
          <table:table-cell table:formula="of:=[.C25]*300000000/100000000" office:value-type="float" office:value="7.26894582353718" calcext:value-type="float">
            <text:p>7.2689458235</text:p>
          </table:table-cell>
          <table:table-cell/>
          <table:table-cell table:formula="of:=300000000*SQRT(1-(1/(1+[.B25]/0.511))^2)/100000000" office:value-type="float" office:value="2.90153193424291" calcext:value-type="float">
            <text:p>2.9015319342</text:p>
          </table:table-cell>
          <table:table-cell table:formula="of:=[.B25]*1.6022" office:value-type="float" office:value="2.4033" calcext:value-type="float">
            <text:p>2.403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QRT(2*[.B26]/0.511)" office:value-type="float" office:value="2.79781855196266" calcext:value-type="float">
            <text:p>2.797818552</text:p>
          </table:table-cell>
          <table:table-cell/>
          <table:table-cell table:formula="of:=[.C26]*300000000/100000000" office:value-type="float" office:value="8.39345565588799" calcext:value-type="float">
            <text:p>8.3934556559</text:p>
          </table:table-cell>
          <table:table-cell/>
          <table:table-cell table:formula="of:=300000000*SQRT(1-(1/(1+[.B26]/0.511))^2)/100000000" office:value-type="float" office:value="2.93722198238839" calcext:value-type="float">
            <text:p>2.9372219824</text:p>
          </table:table-cell>
          <table:table-cell table:formula="of:=[.B26]*1.6022" office:value-type="float" office:value="3.2044" calcext:value-type="float">
            <text:p>3.2044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SQRT(2*[.B27]/0.511)" office:value-type="float" office:value="3.12805623544927" calcext:value-type="float">
            <text:p>3.1280562354</text:p>
          </table:table-cell>
          <table:table-cell/>
          <table:table-cell table:formula="of:=[.C27]*300000000/100000000" office:value-type="float" office:value="9.38416870634782" calcext:value-type="float">
            <text:p>9.3841687063</text:p>
          </table:table-cell>
          <table:table-cell/>
          <table:table-cell table:formula="of:=300000000*SQRT(1-(1/(1+[.B27]/0.511))^2)/100000000" office:value-type="float" office:value="2.95648159248578" calcext:value-type="float">
            <text:p>2.9564815925</text:p>
          </table:table-cell>
          <table:table-cell table:formula="of:=[.B27]*1.6022" office:value-type="float" office:value="4.0055" calcext:value-type="float">
            <text:p>4.005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SQRT(2*[.B28]/0.511)" office:value-type="float" office:value="3.42661392260051" calcext:value-type="float">
            <text:p>3.4266139226</text:p>
          </table:table-cell>
          <table:table-cell/>
          <table:table-cell table:formula="of:=[.C28]*300000000/100000000" office:value-type="float" office:value="10.2798417678015" calcext:value-type="float">
            <text:p>10.2798417678</text:p>
          </table:table-cell>
          <table:table-cell/>
          <table:table-cell table:formula="of:=300000000*SQRT(1-(1/(1+[.B28]/0.511))^2)/100000000" office:value-type="float" office:value="2.96805596568759" calcext:value-type="float">
            <text:p>2.9680559657</text:p>
          </table:table-cell>
          <table:table-cell table:formula="of:=[.B28]*1.6022" office:value-type="float" office:value="4.8066" calcext:value-type="float">
            <text:p>4.8066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SQRT(2*[.B29]/0.511)" office:value-type="float" office:value="3.70116605098803" calcext:value-type="float">
            <text:p>3.701166051</text:p>
          </table:table-cell>
          <table:table-cell/>
          <table:table-cell table:formula="of:=[.C29]*300000000/100000000" office:value-type="float" office:value="11.1034981529641" calcext:value-type="float">
            <text:p>11.103498153</text:p>
          </table:table-cell>
          <table:table-cell/>
          <table:table-cell table:formula="of:=300000000*SQRT(1-(1/(1+[.B29]/0.511))^2)/100000000" office:value-type="float" office:value="2.97555439547284" calcext:value-type="float">
            <text:p>2.9755543955</text:p>
          </table:table-cell>
          <table:table-cell table:formula="of:=[.B29]*1.6022" office:value-type="float" office:value="5.6077" calcext:value-type="float">
            <text:p>5.607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QRT(2*[.B30]/0.511)" office:value-type="float" office:value="3.95671294124465" calcext:value-type="float">
            <text:p>3.9567129412</text:p>
          </table:table-cell>
          <table:table-cell/>
          <table:table-cell table:formula="of:=[.C30]*300000000/100000000" office:value-type="float" office:value="11.870138823734" calcext:value-type="float">
            <text:p>11.8701388237</text:p>
          </table:table-cell>
          <table:table-cell/>
          <table:table-cell table:formula="of:=300000000*SQRT(1-(1/(1+[.B30]/0.511))^2)/100000000" office:value-type="float" office:value="2.98068977296117" calcext:value-type="float">
            <text:p>2.980689773</text:p>
          </table:table-cell>
          <table:table-cell table:formula="of:=[.B30]*1.6022" office:value-type="float" office:value="6.4088" calcext:value-type="float">
            <text:p>6.4088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SQRT(2*[.B31]/0.511)" office:value-type="float" office:value="4.196727827944" calcext:value-type="float">
            <text:p>4.1967278279</text:p>
          </table:table-cell>
          <table:table-cell/>
          <table:table-cell table:formula="of:=[.C31]*300000000/100000000" office:value-type="float" office:value="12.590183483832" calcext:value-type="float">
            <text:p>12.5901834838</text:p>
          </table:table-cell>
          <table:table-cell/>
          <table:table-cell table:formula="of:=300000000*SQRT(1-(1/(1+[.B31]/0.511))^2)/100000000" office:value-type="float" office:value="2.98436068442223" calcext:value-type="float">
            <text:p>2.9843606844</text:p>
          </table:table-cell>
          <table:table-cell table:formula="of:=[.B31]*1.6022" office:value-type="float" office:value="7.2099" calcext:value-type="float">
            <text:p>7.209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QRT(2*[.B32]/0.511)" office:value-type="float" office:value="4.42373955203809" calcext:value-type="float">
            <text:p>4.423739552</text:p>
          </table:table-cell>
          <table:table-cell/>
          <table:table-cell table:formula="of:=[.C32]*300000000/100000000" office:value-type="float" office:value="13.2712186561143" calcext:value-type="float">
            <text:p>13.2712186561</text:p>
          </table:table-cell>
          <table:table-cell/>
          <table:table-cell table:formula="of:=300000000*SQRT(1-(1/(1+[.B32]/0.511))^2)/100000000" office:value-type="float" office:value="2.98707564906237" calcext:value-type="float">
            <text:p>2.9870756491</text:p>
          </table:table-cell>
          <table:table-cell table:formula="of:=[.B32]*1.6022" office:value-type="float" office:value="8.011" calcext:value-type="float">
            <text:p>8.01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SQRT(2*[.B33]/0.511)" office:value-type="float" office:value="4.84596388235812" calcext:value-type="float">
            <text:p>4.8459638824</text:p>
          </table:table-cell>
          <table:table-cell/>
          <table:table-cell table:formula="of:=[.C33]*300000000/100000000" office:value-type="float" office:value="14.5378916470744" calcext:value-type="float">
            <text:p>14.5378916471</text:p>
          </table:table-cell>
          <table:table-cell/>
          <table:table-cell table:formula="of:=300000000*SQRT(1-(1/(1+[.B33]/0.511))^2)/100000000" office:value-type="float" office:value="2.99074645845062" calcext:value-type="float">
            <text:p>2.9907464585</text:p>
          </table:table-cell>
          <table:table-cell table:formula="of:=[.B33]*1.6022" office:value-type="float" office:value="9.6132" calcext:value-type="float">
            <text:p>9.613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SQRT(2*[.B34]/0.511)" office:value-type="float" office:value="5.23423922590214" calcext:value-type="float">
            <text:p>5.2342392259</text:p>
          </table:table-cell>
          <table:table-cell/>
          <table:table-cell table:formula="of:=[.C34]*300000000/100000000" office:value-type="float" office:value="15.7027176777064" calcext:value-type="float">
            <text:p>15.7027176777</text:p>
          </table:table-cell>
          <table:table-cell/>
          <table:table-cell table:formula="of:=300000000*SQRT(1-(1/(1+[.B34]/0.511))^2)/100000000" office:value-type="float" office:value="2.99304910145147" calcext:value-type="float">
            <text:p>2.9930491015</text:p>
          </table:table-cell>
          <table:table-cell table:formula="of:=[.B34]*1.6022" office:value-type="float" office:value="11.2154" calcext:value-type="float">
            <text:p>11.215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QRT(2*[.B35]/0.511)" office:value-type="float" office:value="5.59563710392533" calcext:value-type="float">
            <text:p>5.5956371039</text:p>
          </table:table-cell>
          <table:table-cell/>
          <table:table-cell table:formula="of:=[.C35]*300000000/100000000" office:value-type="float" office:value="16.786911311776" calcext:value-type="float">
            <text:p>16.7869113118</text:p>
          </table:table-cell>
          <table:table-cell/>
          <table:table-cell table:formula="of:=300000000*SQRT(1-(1/(1+[.B35]/0.511))^2)/100000000" office:value-type="float" office:value="2.99458792515278" calcext:value-type="float">
            <text:p>2.9945879252</text:p>
          </table:table-cell>
          <table:table-cell table:formula="of:=[.B35]*1.6022" office:value-type="float" office:value="12.8176" calcext:value-type="float">
            <text:p>12.817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SQRT(2*[.B36]/0.511)" office:value-type="float" office:value="5.93506941186698" calcext:value-type="float">
            <text:p>5.9350694119</text:p>
          </table:table-cell>
          <table:table-cell/>
          <table:table-cell table:formula="of:=[.C36]*300000000/100000000" office:value-type="float" office:value="17.8052082356009" calcext:value-type="float">
            <text:p>17.8052082356</text:p>
          </table:table-cell>
          <table:table-cell/>
          <table:table-cell table:formula="of:=300000000*SQRT(1-(1/(1+[.B36]/0.511))^2)/100000000" office:value-type="float" office:value="2.99566694255743" calcext:value-type="float">
            <text:p>2.9956669426</text:p>
          </table:table-cell>
          <table:table-cell table:formula="of:=[.B36]*1.6022" office:value-type="float" office:value="14.4198" calcext:value-type="float">
            <text:p>14.419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SQRT(2*[.B37]/0.511)" office:value-type="float" office:value="6.25611247089854" calcext:value-type="float">
            <text:p>6.2561124709</text:p>
          </table:table-cell>
          <table:table-cell/>
          <table:table-cell table:formula="of:=[.C37]*300000000/100000000" office:value-type="float" office:value="18.7683374126956" calcext:value-type="float">
            <text:p>18.7683374127</text:p>
          </table:table-cell>
          <table:table-cell/>
          <table:table-cell table:formula="of:=300000000*SQRT(1-(1/(1+[.B37]/0.511))^2)/100000000" office:value-type="float" office:value="2.99645266807434" calcext:value-type="float">
            <text:p>2.9964526681</text:p>
          </table:table-cell>
          <table:table-cell table:formula="of:=[.B37]*1.6022" office:value-type="float" office:value="16.022" calcext:value-type="float">
            <text:p>16.022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SQRT(2*[.B38]/0.511)" office:value-type="float" office:value="6.85322784520103" calcext:value-type="float">
            <text:p>6.8532278452</text:p>
          </table:table-cell>
          <table:table-cell/>
          <table:table-cell table:formula="of:=[.C38]*300000000/100000000" office:value-type="float" office:value="20.5596835356031" calcext:value-type="float">
            <text:p>20.5596835356</text:p>
          </table:table-cell>
          <table:table-cell/>
          <table:table-cell table:formula="of:=300000000*SQRT(1-(1/(1+[.B38]/0.511))^2)/100000000" office:value-type="float" office:value="2.99749659998159" calcext:value-type="float">
            <text:p>2.9974966</text:p>
          </table:table-cell>
          <table:table-cell table:formula="of:=[.B38]*1.6022" office:value-type="float" office:value="19.2264" calcext:value-type="float">
            <text:p>19.226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SQRT(2*[.B39]/0.511)" office:value-type="float" office:value="7.66214166358195" calcext:value-type="float">
            <text:p>7.6621416636</text:p>
          </table:table-cell>
          <table:table-cell/>
          <table:table-cell table:formula="of:=[.C39]*300000000/100000000" office:value-type="float" office:value="22.9864249907459" calcext:value-type="float">
            <text:p>22.9864249907</text:p>
          </table:table-cell>
          <table:table-cell/>
          <table:table-cell table:formula="of:=300000000*SQRT(1-(1/(1+[.B39]/0.511))^2)/100000000" office:value-type="float" office:value="2.9983715615435" calcext:value-type="float">
            <text:p>2.9983715615</text:p>
          </table:table-cell>
          <table:table-cell table:formula="of:=[.B39]*1.6022" office:value-type="float" office:value="24.033" calcext:value-type="float">
            <text:p>24.0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2:25:07.579473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2:11:48</meta:creation-date>
    <dc:date>2016-12-22T13:16:32.754301540</dc:date>
    <meta:editing-duration>PT33M50S</meta:editing-duration>
    <meta:editing-cycles>5</meta:editing-cycles>
    <meta:generator>LibreOffice/4.4.3.2$Linux_X86_64 LibreOffice_project/40m0$Build-2</meta:generator>
    <meta:document-statistic meta:table-count="1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49cm" svg:height="20.889cm" xlink:href=".." xlink:type="simple" chart:class="chart:scatter" chart:style-name="ch1">
        <chart:legend chart:legend-position="end" svg:x="9.97cm" svg:y="9.621cm" style:legend-expansion="high" chart:style-name="ch2"/>
        <chart:plot-area chart:style-name="ch3" table:cell-range-address="Sheet1.F2:Sheet1.I11" svg:x="0.246cm" svg:y="0.417cm" svg:width="9.478cm" svg:height="20.055cm">
          <chartooo:coordinate-region svg:x="0.999cm" svg:y="0.625cm" svg:width="8.472cm" svg:height="19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1" chart:class="chart:scatter">
            <chart:domain table:cell-range-address="Sheet1.F2:Sheet1.F11"/>
            <chart:data-point chart:repeated="10"/>
          </chart:series>
          <chart:series chart:style-name="ch8" chart:values-cell-range-address="Sheet1.H2:Sheet1.H11" chart:class="chart:scatter">
            <chart:data-point chart:repeated="10"/>
          </chart:series>
          <chart:series chart:style-name="ch9" chart:values-cell-range-address="Sheet1.I2:Sheet1.I1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8">
                <text:p>0.618</text:p>
                <draw:g>
                  <svg:desc>Sheet1.F2:Sheet1.F11</svg:desc>
                </draw:g>
              </table:table-cell>
              <table:table-cell office:value-type="float" office:value="NaN">
                <text:p>NaN</text:p>
                <draw:g>
                  <svg:desc>Sheet1.G2:Sheet1.G11</svg:desc>
                </draw:g>
              </table:table-cell>
              <table:table-cell office:value-type="float" office:value="0.01810486">
                <text:p>0.01810486</text:p>
                <draw:g>
                  <svg:desc>Sheet1.H2:Sheet1.H11</svg:desc>
                </draw:g>
              </table:table-cell>
              <table:table-cell office:value-type="float" office:value="0.01739472858">
                <text:p>0.01739472858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6">
                <text:p>1.116</text:p>
              </table:table-cell>
              <table:table-cell office:value-type="float" office:value="NaN">
                <text:p>NaN</text:p>
              </table:table-cell>
              <table:table-cell office:value-type="float" office:value="0.06296646">
                <text:p>0.06296646</text:p>
              </table:table-cell>
              <table:table-cell office:value-type="float" office:value="0.05672429352">
                <text:p>0.05672429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81">
                <text:p>2.081</text:p>
              </table:table-cell>
              <table:table-cell office:value-type="float" office:value="NaN">
                <text:p>NaN</text:p>
              </table:table-cell>
              <table:table-cell office:value-type="float" office:value="0.3140312">
                <text:p>0.3140312</text:p>
              </table:table-cell>
              <table:table-cell office:value-type="float" office:value="0.197235400745">
                <text:p>0.197235400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">
                <text:p>2.02</text:p>
              </table:table-cell>
              <table:table-cell office:value-type="float" office:value="NaN">
                <text:p>NaN</text:p>
              </table:table-cell>
              <table:table-cell office:value-type="float" office:value="0.2996114">
                <text:p>0.2996114</text:p>
              </table:table-cell>
              <table:table-cell office:value-type="float" office:value="0.185841818">
                <text:p>0.18584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3">
                <text:p>2.63</text:p>
              </table:table-cell>
              <table:table-cell office:value-type="float" office:value="NaN">
                <text:p>NaN</text:p>
              </table:table-cell>
              <table:table-cell office:value-type="float" office:value="0.9276738">
                <text:p>0.9276738</text:p>
              </table:table-cell>
              <table:table-cell office:value-type="float" office:value="0.3150302105">
                <text:p>0.3150302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01">
                <text:p>2.601</text:p>
              </table:table-cell>
              <table:table-cell office:value-type="float" office:value="NaN">
                <text:p>NaN</text:p>
              </table:table-cell>
              <table:table-cell office:value-type="float" office:value="0.8011">
                <text:p>0.8011</text:p>
              </table:table-cell>
              <table:table-cell office:value-type="float" office:value="0.308121079545">
                <text:p>0.308121079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  <table:table-cell office:value-type="float" office:value="1.6022">
                <text:p>1.6022</text:p>
              </table:table-cell>
              <table:table-cell office:value-type="float" office:value="0.3394423305">
                <text:p>0.3394423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2.4033">
                <text:p>2.4033</text:p>
              </table:table-cell>
              <table:table-cell office:value-type="float" office:value="0.377768448">
                <text:p>0.377768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61">
                <text:p>2.961</text:p>
              </table:table-cell>
              <table:table-cell office:value-type="float" office:value="NaN">
                <text:p>NaN</text:p>
              </table:table-cell>
              <table:table-cell office:value-type="float" office:value="7.2099">
                <text:p>7.2099</text:p>
              </table:table-cell>
              <table:table-cell office:value-type="float" office:value="0.399316743945">
                <text:p>0.399316743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4.033">
                <text:p>24.033</text:p>
              </table:table-cell>
              <table:table-cell office:value-type="float" office:value="0.409905">
                <text:p>0.409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